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ck Tecnológico del Proyecto</text:p>
      <text:p text:style-name="Standard"/>
      <text:list text:style-name="L1">
        <text:list-item>
          <text:p text:style-name="P2">Gestión y Colaboración</text:p>
          <text:list>
            <text:list-item>
              <text:p text:style-name="P3"><text:span text:style-name="T1">Git </text:span>(Sistema de Control de Versiones):</text:p>
            </text:list-item>
          </text:list>
        </text:list-item>
      </text:list>
      <text:p text:style-name="Standard">Qué conseguiremos con ello: Un historial completo de cada cambio en el código. Es como un "guardado ilimitado" que nos permite volver atrás si algo sale mal y ver quién hizo qué cambio y cuándo.</text:p>
      <text:p text:style-name="Standard"/>
      <text:list text:style-name="L2">
        <text:list-item>
          <text:list>
            <text:list-item>
              <text:p text:style-name="P4"><text:span text:style-name="T1">GitHub </text:span>(Plataforma de Alojamiento de Repositorios Git):</text:p>
            </text:list-item>
          </text:list>
        </text:list-item>
      </text:list>
      <text:p text:style-name="Standard">Qué conseguiremos con ello: El repositorio central en la nube donde vivirá nuestro código. Permite que los tres podáis acceder a la última versión del proyecto y colaborar mediante Pull Requests.</text:p>
      <text:p text:style-name="Standard"/>
      <text:list text:style-name="L3">
        <text:list-item>
          <text:p text:style-name="P5"><text:span text:style-name="T1">Entorno de Desarrollo y Despliegue</text:span></text:p>
          <text:list>
            <text:list-item>
              <text:p text:style-name="P5"><text:span text:style-name="T1">Docker </text:span>(Plataforma de Contenerización):</text:p>
            </text:list-item>
          </text:list>
        </text:list-item>
      </text:list>
      <text:p text:style-name="Standard">Qué conseguiremos con ello: La capacidad de empaquetar cada parte de nuestra aplicación (la base de datos, la API) en "contenedores" aislados, asegurando que funcionen igual en cualquier máquina.</text:p>
      <text:p text:style-name="Standard"/>
      <text:list text:style-name="L4">
        <text:list-item>
          <text:list>
            <text:list-item>
              <text:p text:style-name="P6"><text:span text:style-name="T1">Docker Compose</text:span> (Orquestador de Contenedores Docker):</text:p>
            </text:list-item>
          </text:list>
        </text:list-item>
      </text:list>
      <text:p text:style-name="Standard">Qué conseguiremos con ello: La herramienta para definir y ejecutar nuestra aplicación multi-contenedor con un único archivo de configuración y un solo comando (docker-compose up).</text:p>
      <text:p text:style-name="Standard"/>
      <text:list text:style-name="L5">
        <text:list-item>
          <text:p text:style-name="P7"><text:span text:style-name="T1">Infraestructura Base</text:span></text:p>
          <text:list>
            <text:list-item>
              <text:p text:style-name="P7"><text:span text:style-name="T1">Ubuntu Server 24.04 LTS </text:span>(Sistema Operativo para Servidor):</text:p>
            </text:list-item>
          </text:list>
        </text:list-item>
      </text:list>
      <text:p text:style-name="Standard">Qué conseguiremos con ello: La base sólida y segura sobre la que se ejecutarán nuestros contenedores de Docker. Es el "suelo" de nuestro edificio tecnológico.</text:p>
      <text:p text:style-name="Standard"/>
      <text:list text:style-name="L6">
        <text:list-item>
          <text:list>
            <text:list-item>
              <text:p text:style-name="P8"><text:span text:style-name="T1">PostgreSQL </text:span>(Sistema Gestor de Base de Datos Relacional - SGBDR):</text:p>
            </text:list-item>
          </text:list>
        </text:list-item>
      </text:list>
      <text:p text:style-name="Standard">Qué conseguiremos con ello: El almacén de datos de nuestro proyecto. Guardará de forma estructurada, segura y fiable toda la información de clientes, invernaderos y sensores.</text:p>
      <text:p text:style-name="Standard"/>
      <text:list text:style-name="L7">
        <text:list-item>
          <text:p text:style-name="P9"><text:span text:style-name="T1">Lógica de la Aplicación (Backend)</text:span></text:p>
          <text:list>
            <text:list-item>
              <text:p text:style-name="P9"><text:span text:style-name="T1">Python </text:span>(Lenguaje de Programación):</text:p>
            </text:list-item>
          </text:list>
        </text:list-item>
      </text:list>
      <text:p text:style-name="Standard">Qué conseguiremos con ello: El lenguaje con el que escribiremos toda la lógica de nuestra aplicación. Con él daremos las instrucciones para que el sistema haga lo que queremos.</text:p>
      <text:p text:style-name="Standard"/>
      <text:list text:style-name="L8">
        <text:list-item>
          <text:list>
            <text:list-item>
              <text:p text:style-name="P10"><text:span text:style-name="T1">FastAPI </text:span>(Framework para la Creación de APIs):</text:p>
            </text:list-item>
          </text:list>
        </text:list-item>
      </text:list>
      <text:p text:style-name="Standard">Qué conseguiremos con ello: La biblioteca de Python que nos facilita enormemente la construcción de la API. Nos da las herramientas para definir las rutas (endpoints) y que la comunicación entre la tablet y el servidor sea rápida y eficiente.</text:p>
      <text:p text:style-name="Standard"/>
      <text:list text:style-name="L9">
        <text:list-item>
          <text:list>
            <text:list-item>
              <text:p text:style-name="P11"><text:span text:style-name="T1">Nginx </text:span>(Servidor Web y Proxy Inverso):</text:p>
            </text:list-item>
          </text:list>
        </text:list-item>
      </text:list>
      <text:p text:style-name="Standard">Qué conseguiremos con ello: El "portero" de nuestra aplicación. Actuará como el único punto de entrada, recibirá las peticiones, las redirigirá a nuestra API de FastAPI de forma segura y la protegerá de Interne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8:46:31.928911950</meta:creation-date>
    <dc:date>2025-10-14T18:50:20.108534270</dc:date>
    <meta:editing-duration>PT3M48S</meta:editing-duration>
    <meta:editing-cycles>1</meta:editing-cycles>
    <meta:document-statistic meta:table-count="0" meta:image-count="0" meta:object-count="0" meta:page-count="1" meta:paragraph-count="23" meta:word-count="364" meta:character-count="2299" meta:non-whitespace-character-count="1971"/>
    <meta:generator>LibreOffice/25.8.2.1$Linux_X86_64 LibreOffice_project/78eb2dd587a680eda0540d14c4ad53fe07ea8797</meta:generator>
  </office:meta>
</office:document-meta>
</file>